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4de" officeooo:paragraph-rsid="000384de"/>
    </style:style>
    <style:style style:name="P2" style:family="paragraph" style:parent-style-name="Standard">
      <style:text-properties officeooo:paragraph-rsid="000384de"/>
    </style:style>
    <style:style style:name="P3" style:family="paragraph" style:parent-style-name="Standard">
      <style:text-properties officeooo:rsid="0004ca2f" officeooo:paragraph-rsid="0004ca2f"/>
    </style:style>
    <style:style style:name="P4" style:family="paragraph" style:parent-style-name="Standard">
      <style:text-properties officeooo:rsid="000589f3" officeooo:paragraph-rsid="000589f3"/>
    </style:style>
    <style:style style:name="P5" style:family="paragraph" style:parent-style-name="Heading_20_3">
      <style:text-properties officeooo:rsid="000589f3" officeooo:paragraph-rsid="000589f3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rsid="000589f3"/>
    </style:style>
    <style:style style:name="P7" style:family="paragraph" style:parent-style-name="Preformatted_20_Text">
      <style:text-properties officeooo:rsid="000589f3"/>
    </style:style>
    <style:style style:name="P8" style:family="paragraph" style:parent-style-name="Heading_20_3">
      <style:text-properties officeooo:rsid="000589f3"/>
    </style:style>
    <style:style style:name="P9" style:family="paragraph" style:parent-style-name="Text_20_body">
      <style:text-properties officeooo:rsid="000589f3"/>
    </style:style>
    <style:style style:name="P10" style:family="paragraph" style:parent-style-name="Horizontal_20_Line">
      <style:text-properties officeooo:rsid="000589f3"/>
    </style:style>
    <style:style style:name="P11" style:family="paragraph" style:parent-style-name="Heading_20_2">
      <style:text-properties officeooo:rsid="000589f3"/>
    </style:style>
    <style:style style:name="T1" style:family="text">
      <style:text-properties fo:color="#000000" loext:opacity="100%" fo:font-family="monospace" officeooo:rsid="000384de" fo:background-color="#ffffff" loext:char-shading-value="0"/>
    </style:style>
    <style:style style:name="T2" style:family="text">
      <style:text-properties fo:font-family="monospace" officeooo:rsid="000384de"/>
    </style:style>
    <style:style style:name="T3" style:family="text">
      <style:text-properties officeooo:rsid="0004ca2f"/>
    </style:style>
    <style:style style:name="T4" style:family="text">
      <style:text-properties officeooo:rsid="0006acb6"/>
    </style:style>
    <style:style style:name="T5" style:family="text">
      <style:text-properties officeooo:rsid="00088e42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~/projects/marketing-monitor-v2</text:p>
      <text:p text:style-name="Standard">source .venv/bin/activate</text:p>
      <text:p text:style-name="Standard">python manage.py runserver 8001</text:p>
      <text:p text:style-name="Standard"/>
      <text:p text:style-name="Standard"/>
      <text:p text:style-name="Standard"/>
      <text:p text:style-name="P1">Traefik</text:p>
      <text:p text:style-name="P1">admin</text:p>
      <text:p text:style-name="P2"><text:span text:style-name="T1">TuKKel@44§</text:span><text:span text:style-name="T2"><text:line-break/><text:line-break/></text:span>de loginflow <text:span text:style-name="T3">heeft</text:span> twee stappen: eerst Traefik, daarna Django</text:p>
      <text:p text:style-name="P2"/>
      <text:p text:style-name="P3">Django</text:p>
      <text:p text:style-name="P3">admin</text:p>
      <text:p text:style-name="P3">Tupinamba12</text:p>
      <text:p text:style-name="P3"/>
      <text:p text:style-name="P4">Superadmin</text:p>
      <text:p text:style-name="P4"><text:a xlink:type="simple" xlink:href="mailto:Xk8Xkrs@Jan14" text:style-name="Internet_20_link" text:visited-style-name="Visited_20_Internet_20_Link">Xk8Xkrs@Jan14</text:a></text:p>
      <text:p text:style-name="P4"/>
      <text:p text:style-name="P4"/>
      <text:p text:style-name="P4"/>
      <text:p text:style-name="P4">from django.contrib.auth import get_user_model</text:p>
      <text:p text:style-name="P4">User = get_user_model()</text:p>
      <text:p text:style-name="P4"/>
      <text:p text:style-name="P4">for username, email, password in [</text:p>
      <text:p text:style-name="P4"><text:s text:c="4"/>("operator_<text:span text:style-name="T4">manoel</text:span>", "<text:span text:style-name="T4">manoel</text:span>@<text:span text:style-name="T4">seducingmedia.com</text:span>", "<text:span text:style-name="T4">KikaOl55</text:span>"),</text:p>
      <text:p text:style-name="P4"><text:s text:c="4"/>("operator_<text:span text:style-name="T4">mara</text:span>", "<text:span text:style-name="T4">mara</text:span>@<text:span text:style-name="T4">maraandmore</text:span>.nl", "<text:span text:style-name="T4">KipdeKat@12</text:span>"),</text:p>
      <text:p text:style-name="P4">]:</text:p>
      <text:p text:style-name="P4"><text:s text:c="4"/>u, created = User.objects.get_or_create(username=username, defaults={"email": email})</text:p>
      <text:p text:style-name="P4"><text:s text:c="4"/>u.email = email</text:p>
      <text:p text:style-name="P4"><text:s text:c="4"/>u.is_staff = True</text:p>
      <text:p text:style-name="P4"><text:s text:c="4"/>u.is_superuser = False</text:p>
      <text:p text:style-name="P4"><text:s text:c="4"/>u.is_active = True</text:p>
      <text:p text:style-name="P4"><text:s text:c="4"/>u.set_password(password)</text:p>
      <text:p text:style-name="P4"><text:s text:c="4"/>u.save()</text:p>
      <text:p text:style-name="P4"><text:s text:c="4"/>print(username, "created" if created else "updated")</text:p>
      <text:p text:style-name="P4"/>
      <text:p text:style-name="P4"/>
      <text:p text:style-name="P4"/>
      <text:p text:style-name="P4">from django.contrib.auth import get_user_model</text:p>
      <text:p text:style-name="P4">from core.models import Creator</text:p>
      <text:p text:style-name="P4"/>
      <text:p text:style-name="P4">User = get_user_model()</text:p>
      <text:p text:style-name="P4">operator = User.objects.get(username="operator1")</text:p>
      <text:p text:style-name="P4"/>
      <text:p text:style-name="P4">creator = Creator.objects.create(</text:p>
      <text:p text:style-name="P4"><text:s text:c="4"/>display_name="Creator<text:span text:style-name="T5">_</text:span>Test",</text:p>
      <text:p text:style-name="P4"><text:s text:c="4"/>legal_name="Creator Test BV",</text:p>
      <text:p text:style-name="P4"><text:s text:c="4"/>status="active",</text:p>
      <text:p text:style-name="P4"><text:s text:c="4"/>consent_status="active",</text:p>
      <text:p text:style-name="P4"><text:s text:c="4"/>primary_operator=operator,</text:p>
      <text:p text:style-name="P4"><text:s text:c="4"/>notes="Eerste test creator",</text:p>
      <text:p text:style-name="P4"><text:soft-page-break/><text:s text:c="4"/>content_source_type="drive",</text:p>
      <text:p text:style-name="P4"><text:s text:c="4"/>content_source_url="https://example.com/content",</text:p>
      <text:p text:style-name="P4"><text:s text:c="4"/>content_source_notes="Testbron",</text:p>
      <text:p text:style-name="P4"><text:s text:c="4"/>content_ready_status="ready",</text:p>
      <text:p text:style-name="P4">)</text:p>
      <text:p text:style-name="P4"/>
      <text:p text:style-name="P4">print(creator.id, creator.display_name, creator.primary_operator.username)</text:p>
      <text:p text:style-name="P4"/>
      <text:p text:style-name="P4"/>
      <text:p text:style-name="P4"/>
      <text:h text:style-name="P5" text:outline-level="3">Django users tonen</text:h>
      <text:section text:style-name="Sect1" text:name="code-block-viewer">
        <text:p text:style-name="P6">cd /opt/commandcenter/apps/creatorworkboard-ops</text:p>
        <text:p text:style-name="P7">docker compose exec web python manage.py shell -c "</text:p>
        <text:p text:style-name="P7">from django.contrib.auth import get_user_model</text:p>
        <text:p text:style-name="P7">User = get_user_model()</text:p>
        <text:p text:style-name="P7">print(list(User.objects.values('username', 'email', 'is_staff', 'is_superuser', 'is_active')))</text:p>
        <text:p text:style-name="P7">"</text:p>
      </text:section>
      <text:h text:style-name="P8" text:outline-level="3">Wachtwoord wijzigen</text:h>
      <text:section text:style-name="Sect1" text:name="Section1">
        <text:p text:style-name="P6"><text:bookmark text:name="code-block-viewer"/>cd /opt/commandcenter/apps/creatorworkboard-ops</text:p>
        <text:p text:style-name="P7">docker compose exec web python manage.py changepassword Superadmin</text:p>
        <text:p text:style-name="P7">docker compose exec web python manage.py changepassword admin</text:p>
        <text:p text:style-name="P7">docker compose exec web python manage.py changepassword operator1</text:p>
        <text:p text:style-name="P7">docker compose exec web python manage.py changepassword operator_manoel</text:p>
        <text:p text:style-name="P7">docker compose exec web python manage.py changepassword operator_mara</text:p>
      </text:section>
      <text:h text:style-name="P8" text:outline-level="3">Operators tonen</text:h>
      <text:section text:style-name="Sect1" text:name="Section2">
        <text:p text:style-name="P6"><text:bookmark text:name="code-block-viewer Copy 1"/>cd /opt/commandcenter/apps/creatorworkboard-ops</text:p>
        <text:p text:style-name="P7">docker compose exec web python manage.py shell -c "</text:p>
        <text:p text:style-name="P7">from core.models import Operator</text:p>
        <text:p text:style-name="P7">print(list(Operator.objects.values('id', 'user__username')))</text:p>
        <text:p text:style-name="P7">"</text:p>
      </text:section>
      <text:h text:style-name="P8" text:outline-level="3">Creators tonen</text:h>
      <text:section text:style-name="Sect1" text:name="Section3">
        <text:p text:style-name="P6"><text:bookmark text:name="code-block-viewer Copy 2"/>cd /opt/commandcenter/apps/creatorworkboard-ops</text:p>
        <text:p text:style-name="P7">docker compose exec web python manage.py shell -c "</text:p>
        <text:p text:style-name="P7">from core.models import Creator</text:p>
        <text:p text:style-name="P7">print(list(Creator.objects.values('id', 'display_name', 'legal_name', 'primary_operator__user__username')))</text:p>
        <text:p text:style-name="P7">"</text:p>
      </text:section>
      <text:h text:style-name="P8" text:outline-level="3"/>
      <text:p text:style-name="P9"/>
      <text:p text:style-name="P9"/>
      <text:h text:style-name="P8" text:outline-level="3"><text:soft-page-break/></text:h>
      <text:h text:style-name="P8" text:outline-level="3"/>
      <text:h text:style-name="P8" text:outline-level="3"/>
      <text:h text:style-name="P8" text:outline-level="3"/>
      <text:h text:style-name="P8" text:outline-level="3">Nieuwe creator aanmaken</text:h>
      <text:section text:style-name="Sect1" text:name="Section4">
        <text:p text:style-name="P6"><text:bookmark text:name="code-block-viewer Copy 3"/>cd /opt/commandcenter/apps/creatorworkboard-ops</text:p>
        <text:p text:style-name="P7">docker compose exec web python manage.py shell -c "</text:p>
        <text:p text:style-name="P7">from core.models import Creator, Operator</text:p>
        <text:p text:style-name="P7">operator = Operator.objects.get(user__username='operator_manoel')</text:p>
        <text:p text:style-name="P7">creator = Creator.objects.create(</text:p>
        <text:p text:style-name="P7"><text:s text:c="4"/>display_name='Naam Creator',</text:p>
        <text:p text:style-name="P7"><text:s text:c="4"/>legal_name='Bedrijfsnaam BV',</text:p>
        <text:p text:style-name="P7"><text:s text:c="4"/>status='active',</text:p>
        <text:p text:style-name="P7"><text:s text:c="4"/>consent_status='active',</text:p>
        <text:p text:style-name="P7"><text:s text:c="4"/>primary_operator=operator,</text:p>
        <text:p text:style-name="P7"><text:s text:c="4"/>notes='Korte notitie',</text:p>
        <text:p text:style-name="P7"><text:s text:c="4"/>content_source_type='drive',</text:p>
        <text:p text:style-name="P7"><text:s text:c="4"/>content_source_url='https://voorbeeld.nl/map',</text:p>
        <text:p text:style-name="P7"><text:s text:c="4"/>content_source_notes='Bronnotitie',</text:p>
        <text:p text:style-name="P7"><text:s text:c="4"/>content_ready_status='ready',</text:p>
        <text:p text:style-name="P7">)</text:p>
        <text:p text:style-name="P7">print(creator.id, creator.display_name, creator.primary_operator.user.username)</text:p>
        <text:p text:style-name="P7">"</text:p>
      </text:section>
      <text:p text:style-name="P10"/>
      <text:h text:style-name="P11" text:outline-level="2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09:50:53.304360893</meta:creation-date>
    <dc:date>2026-03-24T12:26:26.938685959</dc:date>
    <meta:editing-duration>PT11H32M45S</meta:editing-duration>
    <meta:editing-cycles>6</meta:editing-cycles>
    <meta:generator>LibreOffice/25.2.3.2$Linux_X86_64 LibreOffice_project/520$Build-2</meta:generator>
    <meta:document-statistic meta:table-count="0" meta:image-count="0" meta:object-count="0" meta:page-count="3" meta:paragraph-count="87" meta:word-count="262" meta:character-count="3107" meta:non-whitespace-character-count="2811"/>
  </office:meta>
</office:document-meta>
</file>